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Manage category (Add/Edit/Delete category)</text:p>
          </table:table-cell>
          <table:table-cell table:style-name="ce19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19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table:style-name="ce19"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table:style-name="ce19"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20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</text:span><text:span text:style-name="T4">fields 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6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50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9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</text:span><text:span text:style-name="T5">tratio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existing </text:span><text:span text:style-name="T6">pages list</text:span></text:p>
            <text:p><text:span text:style-name="T6">- The results </text:span><text:span text:style-name="T6">are displayed </text:span><text:span text:style-name="T6">matching with </text:span><text:span text:style-name="T6">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3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7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7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8/03/2010</text:date>, <text:time>11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8-03T11:46:21</dc:date>
    <dc:language>en-US</dc:language>
    <meta:editing-cycles>232</meta:editing-cycles>
    <meta:editing-duration>P5DT11H50M23S</meta:editing-duration>
    <meta:user-defined meta:name="Info 1"/>
    <meta:user-defined meta:name="Info 2"/>
    <meta:user-defined meta:name="Info 3"/>
    <meta:user-defined meta:name="Info 4"/>
    <meta:document-statistic meta:table-count="2" meta:cell-count="566"/>
  </office:meta>
</office:document-meta>
</file>